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toString( Map 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Util.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til.getListOfKeys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til.toString( Iterator it ,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til.toString( Object [ ]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